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0743" officeooo:paragraph-rsid="00070743" style:font-weight-asian="bold" style:font-weight-complex="bold"/>
    </style:style>
    <style:style style:name="P2" style:family="paragraph" style:parent-style-name="Standard">
      <style:text-properties fo:font-weight="bold" officeooo:rsid="0007b82a" officeooo:paragraph-rsid="0007b82a" style:font-weight-asian="bold" style:font-weight-complex="bold"/>
    </style:style>
    <style:style style:name="P3" style:family="paragraph" style:parent-style-name="Standard">
      <style:text-properties fo:font-weight="bold" officeooo:rsid="000a02d2" officeooo:paragraph-rsid="000a02d2" style:font-weight-asian="bold" style:font-weight-complex="bold"/>
    </style:style>
    <style:style style:name="P4" style:family="paragraph" style:parent-style-name="Standard">
      <style:text-properties officeooo:rsid="0007b82a" officeooo:paragraph-rsid="0007b82a"/>
    </style:style>
    <style:style style:name="P5" style:family="paragraph" style:parent-style-name="Standard">
      <style:text-properties officeooo:rsid="0007b82a" officeooo:paragraph-rsid="0008efac"/>
    </style:style>
    <style:style style:name="P6" style:family="paragraph" style:parent-style-name="Standard">
      <style:text-properties fo:font-weight="normal" officeooo:rsid="0007b82a" officeooo:paragraph-rsid="001eca7f" style:font-weight-asian="normal" style:font-weight-complex="normal"/>
    </style:style>
    <style:style style:name="P7" style:family="paragraph" style:parent-style-name="Standard">
      <style:text-properties officeooo:rsid="0029127f" officeooo:paragraph-rsid="0007b82a"/>
    </style:style>
    <style:style style:name="P8" style:family="paragraph" style:parent-style-name="Standard" style:list-style-name="L1">
      <style:text-properties officeooo:rsid="0008efac" officeooo:paragraph-rsid="0008efac"/>
    </style:style>
    <style:style style:name="P9" style:family="paragraph" style:parent-style-name="Standard" style:list-style-name="L2">
      <style:text-properties officeooo:rsid="0007b82a" officeooo:paragraph-rsid="000d63a0"/>
    </style:style>
    <style:style style:name="P10" style:family="paragraph" style:parent-style-name="Standard" style:list-style-name="L2">
      <style:text-properties officeooo:rsid="0007b82a" officeooo:paragraph-rsid="001262a7"/>
    </style:style>
    <style:style style:name="P11" style:family="paragraph" style:parent-style-name="Standard" style:list-style-name="L2">
      <style:text-properties officeooo:rsid="0007b82a" officeooo:paragraph-rsid="000bf7ad"/>
    </style:style>
    <style:style style:name="P12" style:family="paragraph" style:parent-style-name="Standard" style:list-style-name="L3">
      <style:text-properties officeooo:rsid="0007b82a" officeooo:paragraph-rsid="001b37f0"/>
    </style:style>
    <style:style style:name="P13" style:family="paragraph" style:parent-style-name="Standard" style:list-style-name="L3">
      <style:text-properties officeooo:rsid="0007b82a" officeooo:paragraph-rsid="0016556e"/>
    </style:style>
    <style:style style:name="P14" style:family="paragraph" style:parent-style-name="Standard" style:list-style-name="L3">
      <style:text-properties officeooo:rsid="0007b82a" officeooo:paragraph-rsid="001e1451"/>
    </style:style>
    <style:style style:name="P15" style:family="paragraph" style:parent-style-name="Standard" style:list-style-name="L2">
      <style:text-properties officeooo:rsid="0014afcd" officeooo:paragraph-rsid="0014afcd"/>
    </style:style>
    <style:style style:name="P16" style:family="paragraph" style:parent-style-name="Standard" style:list-style-name="L3">
      <style:text-properties officeooo:rsid="001e1451" officeooo:paragraph-rsid="001e1451"/>
    </style:style>
    <style:style style:name="P17" style:family="paragraph" style:parent-style-name="Standard" style:list-style-name="L3">
      <style:text-properties officeooo:rsid="001c3958" officeooo:paragraph-rsid="001c3958"/>
    </style:style>
    <style:style style:name="T1" style:family="text">
      <style:text-properties officeooo:rsid="000a02d2"/>
    </style:style>
    <style:style style:name="T2" style:family="text">
      <style:text-properties officeooo:rsid="000bf7ad"/>
    </style:style>
    <style:style style:name="T3" style:family="text">
      <style:text-properties officeooo:rsid="000d63a0"/>
    </style:style>
    <style:style style:name="T4" style:family="text">
      <style:text-properties officeooo:rsid="0012228c"/>
    </style:style>
    <style:style style:name="T5" style:family="text">
      <style:text-properties officeooo:rsid="001262a7"/>
    </style:style>
    <style:style style:name="T6" style:family="text">
      <style:text-properties officeooo:rsid="0016556e"/>
    </style:style>
    <style:style style:name="T7" style:family="text">
      <style:text-properties officeooo:rsid="001943f7"/>
    </style:style>
    <style:style style:name="T8" style:family="text">
      <style:text-properties officeooo:rsid="001c2b53"/>
    </style:style>
    <style:style style:name="T9" style:family="text">
      <style:text-properties officeooo:rsid="001e1451"/>
    </style:style>
    <style:style style:name="T10" style:family="text">
      <style:text-properties officeooo:rsid="001eca7f"/>
    </style:style>
    <style:style style:name="T11" style:family="text">
      <style:text-properties officeooo:rsid="00204cd8"/>
    </style:style>
    <style:style style:name="T12" style:family="text">
      <style:text-properties officeooo:rsid="00207134"/>
    </style:style>
    <style:style style:name="T13" style:family="text">
      <style:text-properties officeooo:rsid="002329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cks</text:p>
      <text:p text:style-name="P4"/>
      <text:list xml:id="list1555756947051467284" text:style-name="L1">
        <text:list-item>
          <text:p text:style-name="P8">A stack is an ADT comprising of two basic operations: insert(push) a new item and remove(pop) the newly inserted item.</text:p>
        </text:list-item>
        <text:list-item>
          <text:p text:style-name="P8">Items in a stack are removed according to the last-in-first-out principle.</text:p>
        </text:list-item>
      </text:list>
      <text:p text:style-name="P4"/>
      <text:p text:style-name="P3">Examples of stack clients</text:p>
      <text:list xml:id="list5388556776649668061" text:style-name="L2">
        <text:list-item>
          <text:p text:style-name="P9"><text:a xlink:type="simple" xlink:href="../Infix%20expression%20evaluation.odt"><text:span text:style-name="T13">Infix expression evaluation</text:span></text:a></text:p>
        </text:list-item>
        <text:list-item>
          <text:p text:style-name="P10"><text:a xlink:type="simple" xlink:href="../Eclipse%20C++%20Workspace/PrefixEvaluation/PrefixEvaluation.cpp"><text:span text:style-name="T5">Prefix expression evaluation</text:span></text:a></text:p>
        </text:list-item>
        <text:list-item>
          <text:p text:style-name="P10"><text:a xlink:type="simple" xlink:href="../PostfixEvaluation.txt"><text:span text:style-name="T5">Postfix evaluation evaluation</text:span></text:a></text:p>
        </text:list-item>
        <text:list-item>
          <text:p text:style-name="P11"><text:a xlink:type="simple" xlink:href="../Eclipse%20C++%20Workspace/InfixToPostfix/InfixToPostfix.cpp"><text:span text:style-name="T2">Infix to postfix conversion</text:span></text:a></text:p>
        </text:list-item>
        <text:list-item>
          <text:p text:style-name="P11"><text:a xlink:type="simple" xlink:href="../Eclipse%20C++%20Workspace/PostfixToInfix/PostfixToinfix.cpp"><text:span text:style-name="T2">Postfix to infix conversion</text:span></text:a></text:p>
        </text:list-item>
        <text:list-item>
          <text:p text:style-name="P15">Depth First Search</text:p>
        </text:list-item>
      </text:list>
      <text:p text:style-name="P5"/>
      <text:p text:style-name="P2">Implementation</text:p>
      <text:p text:style-name="P6"><text:span text:style-name="T11">W</text:span><text:span text:style-name="T10">e can implement the push and pop operations for the pushdown stack ADT in constant time, using either arrays or linked lists.</text:span></text:p>
      <text:list xml:id="list8833757377708683282" text:style-name="L3">
        <text:list-item>
          <text:p text:style-name="P16">Using arrays</text:p>
          <text:list>
            <text:list-item>
              <text:p text:style-name="P12"><text:a xlink:type="simple" xlink:href="../Eclipse%20C++%20Workspace/StackUsingArray/STACK.cxx"><text:span text:style-name="T6">Using fixed sized arrays</text:span></text:a></text:p>
              <text:list>
                <text:list-item>
                  <text:p text:style-name="P17">Need to know the maximum number of entries to allocate space initially</text:p>
                </text:list-item>
                <text:list-item>
                  <text:p text:style-name="P16">Array implementation uses the amount of apce necessary to hold the maximum number of items expected throughout the computation</text:p>
                </text:list-item>
              </text:list>
            </text:list-item>
            <text:list-item>
              <text:p text:style-name="P13"><text:span text:style-name="T6">Using d</text:span>ynamic arrays</text:p>
            </text:list-item>
            <text:list-item>
              <text:p text:style-name="P14"><text:span text:style-name="T9">Chose array i</text:span><text:span text:style-name="T12">f</text:span><text:span text:style-name="T9"> we need a huge stack that is usually full</text:span></text:p>
            </text:list-item>
          </text:list>
        </text:list-item>
        <text:list-item>
          <text:p text:style-name="P13"><text:span text:style-name="T7">Using l</text:span>inked <text:span text:style-name="T4">l</text:span>ist<text:span text:style-name="T8">s</text:span></text:p>
          <text:list>
            <text:list-item>
              <text:p text:style-name="P17">Insertion and deletion at the start of the list will result in a stack implementation</text:p>
            </text:list-item>
            <text:list-item>
              <text:p text:style-name="P17">No need of head node for the same reason???</text:p>
            </text:list-item>
            <text:list-item>
              <text:p text:style-name="P16">Uses space proportional to the number of items in the stack but always uses extra space for one link per item and uses extra time to allocate memory for each push operation and deallocate memory for each pop</text:p>
            </text:list-item>
            <text:list-item>
              <text:p text:style-name="P14"><text:span text:style-name="T9">Use linked list if th</text:span><text:span text:style-name="T10">e</text:span><text:span text:style-name="T9"> stack's size varies dramatically and other other data st</text:span><text:span text:style-name="T10">r</text:span><text:span text:style-name="T9">uctures could make use of the space not being used when the stack has only a few items in it.</text:span></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8T22:55:38</meta:creation-date>
    <dc:title>T1</dc:title>
    <meta:editing-duration>PT1H49M23S</meta:editing-duration>
    <meta:editing-cycles>19</meta:editing-cycles>
    <meta:generator>LibreOffice/4.0.2.2$Linux_x86 LibreOffice_project/400m0$Build-2</meta:generator>
    <meta:initial-creator>Kempa </meta:initial-creator>
    <dc:date>2013-04-26T13:25:11</dc:date>
    <dc:creator>Kempa </dc:creator>
    <meta:document-statistic meta:table-count="0" meta:image-count="0" meta:object-count="0" meta:page-count="1" meta:paragraph-count="23" meta:word-count="248" meta:character-count="1372" meta:non-whitespace-character-count="1166"/>
    <meta:template xlink:type="simple" xlink:actuate="onRequest" xlink:title="T1" xlink:href="../../../../.config/libreoffice/3/user/template/T1.ott" meta:date="2013-04-18T22:55:36"/>
  </office:meta>
</office:document-meta>
</file>